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2"/>
    <style:style style:name="P3" style:family="paragraph" style:parent-style-name="Standard">
      <style:paragraph-properties fo:break-before="page"/>
    </style:style>
    <style:style style:name="T1" style:family="text">
      <style:text-properties style:text-position="super 58%"/>
    </style:style>
    <style:style style:name="T2" style:family="text">
      <style:text-properties style:use-window-font-color="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3<text:span text:style-name="T1">th</text:span> Amendment passed on January 31, 1865. The 13<text:span text:style-name="T1">th</text:span> Amendment abolishes slavery.</text:p>
      <text:p text:style-name="Standard"/>
      <text:p text:style-name="P1">Economic</text:p>
      <text:p text:style-name="Standard">Emancipation Proclamation ended up freeing 3 million slaves, allowing them to escape from Confederate plantations, thus slowing export production, and weakening the Confederate economy. </text:p>
      <text:p text:style-name="P1">Cultural</text:p>
      <text:p text:style-name="Standard">The Emancipation Proclamation allowed freed slaves to seek out an education. After the Civil Rights Act of 1866, they were allowed to vote, seek their own employment, acquire the land of former owners, and use public accommodations.</text:p>
      <text:p text:style-name="P1">Sites</text:p>
      <text:p text:style-name="Standard"><text:a xlink:type="simple" xlink:href="http://kct9.pbslearningmedia.org/resource/mr13.socst.us.emancp/life-after-emancipation" text:style-name="Internet_20_link" text:visited-style-name="Visited_20_Internet_20_Link">http://kct9.pbslearningmedia.org/resource/mr13.socst.us.emancp/life-after-emancipation</text:a></text:p>
      <text:p text:style-name="Standard">Great Migration | The African Americans</text:p>
      <text:p text:style-name="P1">12-10 Three Views Medford</text:p>
      <text:p text:style-name="Standard">The black people of the South viewed the Emancipation Proclamation as a document that would radically change their lives by giving them their freedom and equal opportunity (Holzer et al. Medford). The proclamation gave rise to Lincoln's great respect in the African-American community, where he became known as the “Great Emancipator” (<text:span text:style-name="T2">Finkenbine, Roy E</text:span>). The next generation felt disillusionment because they didn't receive the freedom they felt they were promised. After Lincoln made the Emancipation Proclamation, black slaves from the South were motivated to flee and were assisted by the Union military.</text:p>
      <text:p text:style-name="Standard"/>
      <text:p text:style-name="Standard">Impact on white</text:p>
      <text:p text:style-name="Standard">Lost the use of the core element of its labor force, 3 million slaves.</text:p>
      <text:p text:style-name="Standard">The Southern economy was based on agriculture, that was dependent on a plantation system supported by the work of slaves. The main crops were cotton, tobacco, and sugarcane. The Emancipation Proclamation had a huge impact on the white people in the South. It stripped them of their labor force, stopping the production of goods. This crippled their economy.</text:p>
      <text:p text:style-name="Standard"/>
      <text:list xml:id="list265822987312312236" text:style-name="L2">
        <text:list-item>
          <text:p text:style-name="P2">Loss of 3 million slaves<text:tab/><text:tab/><text:tab/><text:tab/>Direct</text:p>
        </text:list-item>
        <text:list-item>
          <text:p text:style-name="P2">Loss of hundreds of thousands of soldiers/men<text:tab/></text:p>
        </text:list-item>
        <text:list-item>
          <text:p text:style-name="P2">Infrastructure demolished</text:p>
        </text:list-item>
        <text:list-item>
          <text:p text:style-name="P2">Loss of economy</text:p>
        </text:list-item>
        <text:list-item>
          <text:p text:style-name="P2">Loss of ident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2-07T11:48:22.92</meta:creation-date>
    <meta:generator>OpenOffice/4.1.3$Win32 OpenOffice.org_project/413m1$Build-9783</meta:generator>
    <dc:date>2017-12-11T10:28:33.04</dc:date>
    <dc:creator>Timothy Cayer</dc:creator>
    <meta:editing-duration>PT22H56M9S</meta:editing-duration>
    <meta:editing-cycles>16</meta:editing-cycles>
    <meta:document-statistic meta:table-count="0" meta:image-count="0" meta:object-count="0" meta:page-count="5" meta:paragraph-count="18" meta:word-count="280" meta:character-count="1860"/>
  </office:meta>
</office:document-meta>
</file>